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P3" style:family="paragraph" style:parent-style-name="Standard">
      <style:paragraph-properties fo:margin-left="0cm" fo:margin-right="0cm" fo:orphans="2" fo:widows="2" fo:text-indent="0cm" style:auto-text-indent="false"/>
      <style:text-properties fo:font-variant="normal" fo:text-transform="none" fo:color="#222222" fo:letter-spacing="normal"/>
    </style:style>
    <style:style style:name="T1" style:family="text">
      <style:text-properties fo:font-variant="normal" fo:text-transform="none" fo:color="#222222" style:font-name="Arial" fo:font-size="12pt" fo:letter-spacing="normal" fo:font-style="normal" fo:font-weight="normal"/>
    </style:style>
    <style:style style:name="T2" style:family="text">
      <style:text-properties fo:font-variant="normal" fo:text-transform="none" fo:color="#1155cc" style:font-name="Arial" fo:font-size="12pt" fo:letter-spacing="normal" fo:font-style="normal" fo:font-weight="normal"/>
    </style:style>
    <style:style style:name="T3" style:family="text">
      <style:text-properties style:font-name="Arial" fo:font-size="12pt"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n this age of smart technologies, biometric has become an important and popular way of keeping us secure. Methods involving natural cues like fingerprints, iris, face and voices are more direct and unique trait of identifying a person. Out of all these, face recognition is currently the most used because of its convenience and reliability [</text:span><text:a xlink:type="simple" xlink:href="https://ieeexplore.ieee.org/abstract/document/6617158/" office:target-frame-name="_blank" xlink:show="new" text:style-name="Internet_20_link" text:visited-style-name="Visited_20_Internet_20_Link"><text:span text:style-name="T2">https://ieeexplore.ieee.org/</text:span></text:a><text:span text:style-name="T1">]. It was assumed that the natural traits are hard to fool as it is unique for every individual but still security is preached in many ways. This statement holds true for all the before mentioned traits. Face recognition depends on the holistic and/ or local features of the face like eyes, nose, mouth locations or texture based respectively, which can be easily replicated by using printed photos, 3D model or playing videos in front of sensors in a mobile phone. According to stats presented by Wen et al. [Wen, D., Han, H., Jain, A.K.: ‘Face spoof detection with image distortion analysis’, IEEE Trans. Inf. Forensics Sec., 2015, 10, (4), pp. 746–761] shows that current face recognition systems give false results in 70 % of the cases for fake faces. </text:span></text:p>
      <text:p text:style-name="P2"/>
      <text:p text:style-name="P3"> <text:span text:style-name="T3">Many algorithms have been published in the literature to counter-attack spoofing [H.K. Jee, S.U. Jung, and J.H. Yoo, "Liveness detection for embedded face recognition system," International Journal of Biomedical Sciences, vol. 1, no. 4, 2006, pp. 235-238.], [M.M. Chakka, A. Anjos, S. Marcel, R. Tronci, D. Muntoni, G. Fadda, M. Pili, N. Sirena, G. Murgia, M. Ristori, F. Roli, Junjie Yan, Dong Yi, Zhen Lei, Zhiwei Zhang, S.Z. Li, W.R. Schwartz, A. Rocha, H. Pedrini, J. Lorenzo-Navarro, M. Castrillon-Santana, J. Maatta, A. Hadid, and M. Pietikainen. Competition on countermeasures to 2-D facial spoofing attacks. In International Joint Conference on Biometrics, pages 1 –6, October 2011].  </text:span></text:p>
      <text:p text:style-name="P2"/>
      <text:p text:style-name="P2">Those methods can be grouped into four major groups as per their focus points by analysing motion, texture, image quality and hardware. </text:p>
      <text:p text:style-name="P2"/>
      <text:p text:style-name="P2">In texture based methods, are based on the assumption that skin colour, the reflectance of skin and texture on face varies in photos from those taken in real time [J. Bai, T.-T. Ng, X. Gao, and Y.-Q. Shi. Is physics-based liveness detection truly possible with a single image? In IEEE International Symposium on Circuits and Systems, pages 3425 –3428, June 2010]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1T20:33:25.219355186</meta:creation-date>
    <meta:generator>LibreOffice/5.1.6.2$Linux_X86_64 LibreOffice_project/10m0$Build-2</meta:generator>
    <dc:date>2018-08-21T20:43:13.426480739</dc:date>
    <meta:editing-duration>PT9M48S</meta:editing-duration>
    <meta:editing-cycles>1</meta:editing-cycles>
    <meta:document-statistic meta:table-count="0" meta:image-count="0" meta:object-count="0" meta:page-count="1" meta:paragraph-count="4" meta:word-count="375" meta:character-count="2330" meta:non-whitespace-character-count="1955"/>
  </office:meta>
</office:document-meta>
</file>